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8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4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6">
      <style:table-cell-properties fo:wrap-option="wrap"/>
    </style:style>
    <style:style style:name="ce3" style:family="table-cell" style:parent-style-name="Default" style:data-style-name="N106"/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 cell containing</text:p>
            <text:p>more than one line.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foo</text:p>
          </table:table-cell>
          <table:table-cell/>
        </table:table-row>
        <table:table-row table:style-name="ro2">
          <table:table-cell/>
          <table:table-cell table:formula="of:=[.B1]*4" office:value-type="float" office:value="4">
            <text:p>4</text:p>
          </table:table-cell>
          <table:table-cell office:value-type="string">
            <text:p>quote"quote</text:p>
          </table:table-cell>
        </table:table-row>
        <table:table-row table:style-name="ro2">
          <table:table-cell table:style-name="ce1" office:value-type="date" office:date-value="2012-01-14">
            <text:p>14.01.12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table:number-columns-spanned="2" table:number-rows-spanned="1">
            <text:p>cell spanning two columns</text:p>
          </table:table-cell>
          <table:covered-table-cell office:value-type="string">
            <text:p>covered cell</text:p>
          </table:covered-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aaa</text:p>
          </table:table-cell>
          <table:table-cell table:style-name="ce2" office:value-type="string" table:number-columns-spanned="1" table:number-rows-spanned="2">
            <office:annotation draw:style-name="gr1" draw:text-style-name="P1" svg:width="5.273cm" svg:height="1.386cm" svg:x="6.212cm" svg:y="2.717cm" draw:caption-point-x="-0.61cm" draw:caption-point-y="1.122cm">
              <dc:creator>mt</dc:creator>
              <dc:date>2012-01-14T00:00:00</dc:date>
              <text:p text:style-name="P1"><text:span text:style-name="T1">the covered cell in the second row will be skipped for now, i.e. "cc" will appear in column 2</text:span></text:p>
            </office:annotation>
            <text:p>cell spanning two rows</text:p>
          </table:table-cell>
          <table:table-cell office:value-type="string">
            <text:p>ccc</text:p>
          </table:table-cell>
        </table:table-row>
        <table:table-row table:style-name="ro2">
          <table:table-cell office:value-type="string">
            <text:p>aa</text:p>
          </table:table-cell>
          <table:covered-table-cell table:style-name="ce3" office:value-type="string">
            <text:p>bb</text:p>
          </table:covered-table-cell>
          <table:table-cell office:value-type="string">
            <text:p>cc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3" office:value-type="string">
            <text:p>same content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ame content</text:p>
          </table:table-cell>
          <table:table-cell table:number-columns-repeated="2"/>
        </table:table-row>
        <table:table-row table:style-name="ro2">
          <table:table-cell office:value-type="string">
            <text:p>same content</text:p>
          </table:table-cell>
          <table:table-cell table:number-columns-repeated="2"/>
        </table:table-row>
        <table:table-row table:style-name="ro2">
          <table:table-cell office:value-type="string">
            <text:p>same conten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Cell with <text:span text:style-name="T2">inline</text:span> styles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15.01.2012</text:date>, <text:time>16:01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Teichgräber</meta:initial-creator>
    <meta:creation-date>2012-01-10T17:22:45</meta:creation-date>
    <dc:date>2012-01-15T16:01:41</dc:date>
    <dc:creator>Michael Teichgräber</dc:creator>
    <meta:editing-duration>PT00H38M34S</meta:editing-duration>
    <meta:editing-cycles>11</meta:editing-cycles>
    <meta:generator>OpenOffice.org/3.1$Linux OpenOffice.org_project/310m19$Build-9420</meta:generator>
    <dc:title>Test Spreadsheet for odf/ods package</dc:title>
    <meta:document-statistic meta:table-count="3" meta:cell-count="23" meta:object-count="0"/>
    <meta:user-defined meta:name="foo">bar</meta:user-defined>
  </office:meta>
</office:document-meta>
</file>